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5in" fo:margin-right="0in" fo:text-indent="0.5in" style:auto-text-indent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 style:master-page-name="Standard">
      <style:paragraph-properties fo:margin-left="1.5in" fo:margin-right="0in" fo:text-indent="0.5in" style:auto-text-indent="false" style:page-number="1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ugmyndir á leik</text:span></text:p>
      <text:p text:style-name="P3"><text:span text:style-name="T2">Skotleikur.</text:span><text:span text:style-name="T3"> </text:span></text:p>
      <text:p text:style-name="P4"/>
      <text:p text:style-name="P3"><text:span text:style-name="T3">Maður með byssu í hendinni á sér og reynir að drepa andstæðinga á móti sér til að komast í næsta level.</text:span></text:p>
      <text:p text:style-name="P4"/>
      <text:p text:style-name="P3"><text:span text:style-name="T3">Myndavélin verður á höfði leikmannsins.</text:span></text:p>
      <text:p text:style-name="P4"/>
      <text:p text:style-name="P3"><text:span text:style-name="T3">Leikurinn er staðsettur í iðnaðarsvæði sem er með mörgum gömlum verksmiðjum og húsum, </text:span><text:a xlink:type="simple" xlink:href="https://assetstore.unity.com/packages/3d/environments/industrial/rpg-fps-game-assets-for-pc-mobile-industrial-set-v2-0-86679" text:style-name="ListLabel_20_1" text:visited-style-name="ListLabel_20_1"><text:span text:style-name="T4">Iðnaðarsvæðin</text:span></text:a><text:span text:style-name="T3">. Þetta er yfirgefið svæði og mikið þunglindi. Veður er grát</text:span></text:p>
      <text:p text:style-name="P4"/>
      <text:p text:style-name="P3"><text:span text:style-name="T3">Hægt er að skipta um byssur ( það virkar þannig að ef þú sérð byssu á gólfi/götu þá geturðu tekið hana og skilið byssuna sem þú varst með eftir).</text:span></text:p>
      <text:p text:style-name="P3"><text:a xlink:type="simple" xlink:href="https://assetstore.unity.com/packages/3d/props/guns/rifle-25668" text:style-name="ListLabel_20_1" text:visited-style-name="ListLabel_20_1"><text:span text:style-name="T4">Byssa1</text:span></text:a></text:p>
      <text:p text:style-name="P3"><text:a xlink:type="simple" xlink:href="https://assetstore.unity.com/packages/3d/props/guns/russian-assault-rifle-25598" text:style-name="ListLabel_20_1" text:visited-style-name="ListLabel_20_1"><text:span text:style-name="T4">Byssa2</text:span></text:a></text:p>
      <text:p text:style-name="P4"/>
      <text:p text:style-name="P3"><text:span text:style-name="T3">Það verða hundar og skordyr en þau verða ekki hætuleg</text:span></text:p>
      <text:p text:style-name="P3"><text:span text:style-name="T3">Það verða óvinir sem reyna drepa leikmanninn</text:span></text:p>
      <text:p text:style-name="P3"><text:span text:style-name="T3">Þeir (óvinir) verða með byssur og geta leynst hvar sem er</text:span></text:p>
      <text:p text:style-name="P5"/>
      <text:p text:style-name="P3"><text:span text:style-name="T2">Stigagjöf / Tími.</text:span></text:p>
      <text:p text:style-name="P5"/>
      <text:p text:style-name="P3"><text:span text:style-name="T3">Maður fær 10 stig fyrir að drepa óvin.</text:span></text:p>
      <text:p text:style-name="P4"/>
      <text:p text:style-name="P3"><text:span text:style-name="T3">Maður er með fimm líf og ef maður er búinn að tapa þeim öllum þá er maður úr leik.</text:span></text:p>
      <text:p text:style-name="P4"/>
      <text:p text:style-name="P3"><text:span text:style-name="T3">Það er hægt að fá auka líf í leiknum í gegnum heilsupakka sem er á götunni.</text:span></text:p>
      <text:p text:style-name="P4"/>
      <text:p text:style-name="P3"><text:soft-page-break/><text:span text:style-name="T3">Það verður ákveðinn tími.</text:span></text:p>
      <text:p text:style-name="P4"/>
      <text:p text:style-name="P4"/>
      <text:p text:style-name="P4"/>
      <text:p text:style-name="P4"/>
      <text:p text:style-name="P5"/>
      <text:p text:style-name="P3"><text:span text:style-name="T2">Óvinir.</text:span></text:p>
      <text:p text:style-name="P5"/>
      <text:p text:style-name="P3"><text:span text:style-name="T3">Ég ætla að hafa mátulega marga óvini ( 15 sirka ) þeir verða með vopn skjóta á móti.</text:span></text:p>
      <text:p text:style-name="P4"/>
      <text:p text:style-name="P4"/>
      <text:p text:style-name="P3"><text:span text:style-name="T2">Tónlist.</text:span></text:p>
      <text:p text:style-name="P5"/>
      <text:p text:style-name="P3"><text:span text:style-name="T3">Ég er að hugsa um að hafa drungalega tónlist sem passar við iðnaðarsvæðið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"/>
      <text:p text:style-name="P6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0" meta:word-count="196" meta:character-count="1050" meta:non-whitespace-character-count="873"/>
    <meta:generator>LibreOfficeDev/6.0.5.2$Linux_X86_64 LibreOffice_project/</meta:generator>
  </office:meta>
</office:document-meta>
</file>